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ふい字" svg:font-family="ふい字" style:font-pitch="variable"/>
    <style:font-face style:name="ゆな字" svg:font-family="ゆな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bc" draw:textarea-horizontal-align="justify" draw:textarea-vertical-align="middle" draw:auto-grow-height="false" fo:min-height="0.826cm" fo:min-width="1.834cm"/>
    </style:style>
    <style:style style:name="gr2" style:family="graphic" style:parent-style-name="standard">
      <style:graphic-properties draw:fill-color="#ffecb3" draw:textarea-horizontal-align="justify" draw:textarea-vertical-align="middle" draw:auto-grow-height="false" fo:min-height="0.826cm" fo:min-width="1.836cm"/>
    </style:style>
    <style:style style:name="gr3" style:family="graphic" style:parent-style-name="standard">
      <style:graphic-properties draw:fill-color="#e8eaf6" draw:textarea-horizontal-align="justify" draw:textarea-vertical-align="middle" draw:auto-grow-height="false" fo:min-height="1.491cm" fo:min-width="5.312cm"/>
    </style:style>
    <style:style style:name="gr4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12121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5" style:family="graphic" style:parent-style-name="standard">
      <style:graphic-properties draw:stroke="none" draw:fill-color="#212121" draw:opacity="100%" draw:opacity-name=""/>
    </style:style>
    <style:style style:name="gr6" style:family="graphic" style:parent-style-name="standard">
      <style:graphic-properties draw:textarea-horizontal-align="justify" draw:textarea-vertical-align="middle" draw:auto-grow-height="false" fo:min-height="1.43cm" fo:min-width="0cm"/>
    </style:style>
    <style:style style:name="gr7" style:family="graphic" style:parent-style-name="standard">
      <style:graphic-properties draw:fill-color="#fff8e1" draw:textarea-horizontal-align="justify" draw:textarea-vertical-align="middle" draw:auto-grow-height="false" fo:min-height="1.379cm" fo:min-width="0cm"/>
    </style:style>
    <style:style style:name="gr8" style:family="graphic" style:parent-style-name="objectwithoutfill">
      <style:graphic-properties svg:stroke-width="0.053cm" svg:stroke-color="#42424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0.762cm" fo:min-width="0cm"/>
    </style:style>
    <style:style style:name="gr11" style:family="graphic" style:parent-style-name="standard">
      <style:graphic-properties svg:stroke-color="#3949ab" draw:fill="gradient" draw:fill-color="#283593" draw:fill-gradient-name="Gradient_20_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2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237cm"/>
      <style:paragraph-properties style:writing-mode="lr-tb"/>
    </style:style>
    <style:style style:name="gr14" style:family="graphic" style:parent-style-name="standard">
      <style:graphic-properties draw:fill-color="#fff8e1" draw:textarea-horizontal-align="justify" draw:textarea-vertical-align="middle" draw:auto-grow-height="false" fo:min-height="1.378cm" fo:min-width="0cm"/>
    </style:style>
    <style:style style:name="gr15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0.763cm" fo:min-width="0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25cm"/>
      <style:paragraph-properties style:writing-mode="lr-tb"/>
    </style:style>
    <style:style style:name="gr17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42424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8" style:family="graphic" style:parent-style-name="standard">
      <style:graphic-properties draw:stroke="none" draw:fill-color="#424242"/>
    </style:style>
    <style:style style:name="gr19" style:family="graphic" style:parent-style-name="standard">
      <style:graphic-properties draw:stroke="none" svg:stroke-color="#1a237e" draw:fill="gradient" draw:fill-color="#ffffff" draw:fill-gradient-name="Gradient_20_13" draw:opacity="70%" draw:textarea-vertical-align="middle" fo:min-height="0.9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70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302cm" draw:shadow="hidden" draw:shadow-offset-x="0cm" draw:shadow-offset-y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3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5" style:family="graphic" style:parent-style-name="standard" style:list-style-name="L1">
      <style:graphic-properties draw:stroke="solid" draw:fill="solid" draw:fill-color="#eeeeee" fo:min-height="1.383cm" draw:shadow="visible" draw:shadow-offset-x="0.035cm" draw:shadow-offset-y="0.035cm"/>
      <style:paragraph-properties style:writing-mode="lr-tb"/>
    </style:style>
    <style:style style:name="P1" style:family="paragraph">
      <loext:graphic-properties draw:fill-color="#ffccbc"/>
      <style:paragraph-properties fo:text-align="center"/>
    </style:style>
    <style:style style:name="P2" style:family="paragraph">
      <loext:graphic-properties draw:fill-color="#ffecb3"/>
      <style:paragraph-properties fo:text-align="center"/>
    </style:style>
    <style:style style:name="P3" style:family="paragraph">
      <loext:graphic-properties draw:fill-color="#e8eaf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8e1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gradient-name="Gradient_20_7"/>
      <style:paragraph-properties fo:text-align="center"/>
    </style:style>
    <style:style style:name="P8" style:family="paragraph">
      <loext:graphic-properties draw:fill="gradient" draw:fill-color="#283593" draw:fill-gradient-name="Gradient_20_3"/>
      <style:paragraph-properties fo:text-align="center"/>
    </style:style>
    <style:style style:name="P9" style:family="paragraph">
      <style:paragraph-properties fo:text-align="end"/>
      <style:text-properties fo:color="#9575cd" loext:opacity="100%" style:font-name="たぬき油性マジック" fo:font-size="10pt" fo:text-shadow="1pt 1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9575cd" loext:opacity="100%" style:font-name="たぬき油性マジック" fo:font-size="10pt" fo:text-shadow="1pt 1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end"/>
      <style:text-properties style:font-name="Chilanka" fo:font-size="10.5pt" fo:font-weight="normal" style:font-name-asian="Chilanka" style:font-size-asian="10.5pt" style:font-weight-asian="normal" style:font-size-complex="10.5pt" style:font-weight-complex="normal"/>
    </style:style>
    <style:style style:name="P12" style:family="paragraph">
      <loext:graphic-properties draw:fill="none" draw:fill-color="#ffffff"/>
      <style:paragraph-properties fo:text-align="end"/>
      <style:text-properties style:font-name="Chilanka" fo:font-size="10.5pt" fo:font-weight="normal" style:font-name-asian="Chilanka" style:font-size-asian="10.5pt" style:font-weight-asian="normal" style:font-size-complex="10.5pt" style:font-weight-complex="normal"/>
    </style:style>
    <style:style style:name="P13" style:family="paragraph">
      <style:paragraph-properties fo:text-align="center"/>
      <style:text-properties fo:color="#512da8" loext:opacity="100%" style:font-name="たぬき油性マジック" fo:font-size="20pt" fo:font-weight="bold" style:font-name-asian="たぬき油性マジック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512da8" loext:opacity="100%" style:font-name="たぬき油性マジック" fo:font-size="20pt" fo:font-weight="bold" style:font-name-asian="たぬき油性マジック" style:font-size-asian="20pt" style:font-weight-asian="bold" style:font-size-complex="20pt" style:font-weight-complex="bold"/>
    </style:style>
    <style:style style:name="P15" style:family="paragraph">
      <style:text-properties style:font-name="ふい字" fo:font-size="9pt" fo:font-weight="bold" style:font-name-asian="ふい字" style:font-size-asian="9pt" style:font-weight-asian="bold" style:font-size-complex="9pt" style:font-weight-complex="bold"/>
    </style:style>
    <style:style style:name="P16" style:family="paragraph">
      <loext:graphic-properties draw:fill="gradient" draw:fill-color="#ffffff" draw:fill-gradient-name="Gradient_20_13" draw:opacity="70%"/>
      <style:text-properties style:font-name="ふい字" fo:font-size="9pt" fo:font-weight="bold" style:font-name-asian="ふい字" style:font-size-asian="9pt" style:font-weight-asian="bold" style:font-size-complex="9pt" style:font-weight-complex="bold"/>
    </style:style>
    <style:style style:name="P17" style:family="paragraph">
      <style:paragraph-properties fo:text-align="center"/>
      <style:text-properties style:font-name="たぬき油性マジック" fo:font-size="20pt" fo:font-weight="normal" style:font-name-asian="たぬき油性マジック" style:font-size-asian="20pt" style:font-weight-asian="normal" style:font-size-complex="20pt" style:font-weight-complex="normal"/>
    </style:style>
    <style:style style:name="P18" style:family="paragraph">
      <loext:graphic-properties draw:fill="none" draw:fill-color="#ffffff"/>
      <style:paragraph-properties fo:text-align="center"/>
      <style:text-properties style:font-name="たぬき油性マジック" fo:font-size="20pt" fo:font-weight="normal" style:font-name-asian="たぬき油性マジック" style:font-size-asian="20pt" style:font-weight-asian="normal" style:font-size-complex="20pt" style:font-weight-complex="normal"/>
    </style:style>
    <style:style style:name="P19" style:family="paragraph">
      <style:paragraph-properties fo:text-align="end"/>
      <style:text-properties fo:color="#9575cd" loext:opacity="100%" style:text-line-through-style="none" style:text-line-through-type="none" style:font-name="たぬき油性マジック" fo:font-size="7pt" fo:text-shadow="1pt 1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paragraph-properties fo:text-align="end" style:writing-mode="lr-tb"/>
      <style:text-properties fo:color="#9575cd" loext:opacity="100%" style:text-line-through-style="none" style:text-line-through-type="none" style:font-name="たぬき油性マジック" fo:font-size="7pt" fo:text-shadow="1pt 1pt" fo:font-weight="bold" style:font-size-asian="7pt" style:font-weight-asian="bold" style:font-size-complex="7pt" style:font-weight-complex="bold"/>
    </style:style>
    <style:style style:name="P21" style:family="paragraph">
      <style:paragraph-properties fo:text-align="end"/>
      <style:text-properties fo:color="#9575cd" loext:opacity="100%" style:font-name="たぬき油性マジック" fo:font-size="7pt" fo:text-shadow="1pt 1pt" fo:font-weight="bold" style:font-size-asian="7pt" style:font-weight-asian="bold" style:font-size-complex="7pt" style:font-weight-complex="bold"/>
    </style:style>
    <style:style style:name="P22" style:family="paragraph">
      <loext:graphic-properties draw:fill="none" draw:fill-color="#ffffff"/>
      <style:paragraph-properties fo:text-align="end" style:writing-mode="lr-tb"/>
      <style:text-properties fo:color="#9575cd" loext:opacity="100%" style:font-name="たぬき油性マジック" fo:font-size="7pt" fo:text-shadow="1pt 1pt" fo:font-weight="bold" style:font-size-asian="7pt" style:font-weight-asian="bold" style:font-size-complex="7pt" style:font-weight-complex="bold"/>
    </style:style>
    <style:style style:name="P23" style:family="paragraph">
      <style:paragraph-properties fo:text-align="end"/>
      <style:text-properties style:font-name="ふい字" fo:font-size="9pt" fo:font-weight="normal" style:font-name-asian="ふい字" style:font-size-asian="9pt" style:font-weight-asian="normal" style:font-size-complex="9pt" style:font-weight-complex="normal"/>
    </style:style>
    <style:style style:name="P24" style:family="paragraph">
      <loext:graphic-properties draw:fill="none" draw:fill-color="#ffffff"/>
      <style:text-properties style:font-name="ふい字" fo:font-size="9pt" fo:font-weight="normal" style:font-name-asian="ふい字" style:font-size-asian="9pt" style:font-weight-asian="normal" style:font-size-complex="9pt" style:font-weight-complex="normal"/>
    </style:style>
    <style:style style:name="P25" style:family="paragraph">
      <style:text-properties fo:color="#616161" loext:opacity="100%" style:font-name="ふい字" fo:font-size="6pt" fo:font-weight="normal" style:font-name-asian="ふい字" style:font-size-asian="6pt" style:font-weight-asian="normal" style:font-size-complex="6pt" style:font-weight-complex="normal"/>
    </style:style>
    <style:style style:name="P26" style:family="paragraph">
      <loext:graphic-properties draw:fill="none" draw:fill-color="#ffffff"/>
      <style:text-properties fo:color="#616161" loext:opacity="100%" style:font-name="ふい字" fo:font-size="6pt" fo:font-weight="normal" style:font-name-asian="ふい字" style:font-size-asian="6pt" style:font-weight-asian="normal" style:font-size-complex="6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  <style:text-properties style:font-name="ふい字" fo:font-size="8pt" style:font-name-asian="ふい字" style:font-size-asian="8pt" style:font-size-complex="8pt"/>
    </style:style>
    <style:style style:name="P28" style:family="paragraph">
      <style:paragraph-properties fo:text-align="center"/>
      <style:text-properties style:font-name="ふい字" fo:font-size="8pt" style:font-name-asian="ふい字" style:font-size-asian="8pt" style:font-size-complex="8pt"/>
    </style:style>
    <style:style style:name="P2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style:font-name="ふい字" fo:font-size="8pt" style:font-name-asian="ふい字" style:font-size-asian="8pt" style:font-size-complex="8pt"/>
    </style:style>
    <style:style style:name="T1" style:family="text">
      <style:text-properties fo:color="#9575cd" loext:opacity="100%" style:font-name="Chilanka" fo:font-size="10pt" fo:text-shadow="1pt 1pt" fo:font-weight="bold" style:font-size-asian="10pt" style:font-weight-asian="bold" style:font-size-complex="10pt" style:font-weight-complex="bold"/>
    </style:style>
    <style:style style:name="T2" style:family="text">
      <style:text-properties fo:color="#9575cd" loext:opacity="100%" style:font-name="ゆな字" fo:font-size="10pt" fo:text-shadow="1pt 1pt" fo:font-weight="bold" style:font-size-asian="10pt" style:font-weight-asian="bold" style:font-size-complex="10pt" style:font-weight-complex="bold"/>
    </style:style>
    <style:style style:name="T3" style:family="text">
      <style:text-properties style:font-name="ふい字" fo:font-size="10.5pt" fo:font-weight="normal" style:font-name-asian="ふい字" style:font-size-asian="10.5pt" style:font-weight-asian="normal" style:font-size-complex="10.5pt" style:font-weight-complex="normal"/>
    </style:style>
    <style:style style:name="T4" style:family="text">
      <style:text-properties style:font-name="Chilanka" fo:font-size="10.5pt" fo:font-weight="normal" style:font-name-asian="Chilanka" style:font-size-asian="10.5pt" style:font-weight-asian="normal" style:font-size-complex="10.5pt" style:font-weight-complex="normal"/>
    </style:style>
    <style:style style:name="T5" style:family="text">
      <style:text-properties fo:color="#512da8" loext:opacity="100%" style:font-name="たぬき油性マジック" fo:font-size="20pt" fo:font-weight="bold" style:font-name-asian="たぬき油性マジック" style:font-size-asian="20pt" style:font-weight-asian="bold" style:font-size-complex="20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ふい字" fo:font-size="9pt" fo:font-style="normal" fo:text-shadow="none" style:text-underline-style="none" fo:font-weight="bold" style:letter-kerning="true" style:font-name-asian="ふい字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ふい字" fo:font-size="9pt" fo:font-weight="bold" style:font-name-asian="ふい字" style:font-size-asian="9pt" style:font-weight-asian="bold" style:font-size-complex="9pt" style:font-weight-complex="bold"/>
    </style:style>
    <style:style style:name="T8" style:family="text">
      <style:text-properties style:font-name="たぬき油性マジック" fo:font-size="20pt" fo:font-weight="normal" style:font-name-asian="たぬき油性マジック" style:font-size-asian="20pt" style:font-weight-asian="normal" style:font-size-complex="20pt" style:font-weight-complex="normal"/>
    </style:style>
    <style:style style:name="T9" style:family="text">
      <style:text-properties style:font-name="Chilanka" fo:font-size="7pt" fo:font-weight="bold" style:font-size-asian="7pt" style:font-weight-asian="bold" style:font-size-complex="7pt" style:font-weight-complex="bold"/>
    </style:style>
    <style:style style:name="T10" style:family="text">
      <style:text-properties style:font-name="ゆな字" fo:font-size="7pt" fo:font-weight="bold" style:font-size-asian="7pt" style:font-weight-asian="bold" style:font-size-complex="7pt" style:font-weight-complex="bold"/>
    </style:style>
    <style:style style:name="T11" style:family="text">
      <style:text-properties style:font-name="ふい字" fo:font-size="9pt" fo:font-weight="normal" style:font-name-asian="ふい字" style:font-size-asian="9pt" style:font-weight-asian="normal" style:font-size-complex="9pt" style:font-weight-complex="normal"/>
    </style:style>
    <style:style style:name="T12" style:family="text">
      <style:text-properties style:font-name="ふい字" fo:font-size="6pt" fo:font-weight="normal" style:font-name-asian="ふい字" style:font-size-asian="6pt" style:font-weight-asian="normal" style:font-size-complex="6pt" style:font-weight-complex="normal"/>
    </style:style>
    <style:style style:name="T13" style:family="text">
      <style:text-properties style:font-name="ふい字" fo:font-size="7pt" fo:font-weight="bold" style:font-name-asian="ふい字" style:font-size-asian="7pt" style:font-weight-asian="bold" style:font-size-complex="7pt" style:font-weight-complex="bold"/>
    </style:style>
    <style:style style:name="T14" style:family="text">
      <style:text-properties style:font-name="ふい字" fo:font-size="8pt" fo:font-weight="normal" fo:background-color="#ce93d8" style:font-name-asian="ふい字" style:font-size-asian="8pt" style:font-weight-asian="normal" style:font-size-complex="8pt" style:font-weight-complex="normal"/>
    </style:style>
    <style:style style:name="T15" style:family="text">
      <style:text-properties style:font-name="ふい字" fo:font-size="8pt" fo:font-weight="normal" style:font-name-asian="ふい字" style:font-size-asian="8pt" style:font-weight-asian="normal" style:font-size-complex="8pt" style:font-weight-complex="normal"/>
    </style:style>
    <style:style style:name="T16" style:family="text">
      <style:text-properties style:font-name="ふい字" fo:font-size="8pt" fo:font-weight="normal" fo:background-color="#ffecb3" style:font-name-asian="ふい字" style:font-size-asian="8pt" style:font-weight-asian="normal" style:font-size-complex="8pt" style:font-weight-complex="normal"/>
    </style:style>
    <style:style style:name="T17" style:family="text">
      <style:text-properties style:font-name="ふい字" fo:font-size="8pt" fo:font-weight="normal" fo:background-color="#ef9a9a" style:font-name-asian="ふい字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45cm" svg:height="1.192cm" svg:x="3.55cm" svg:y="2.0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452cm" svg:height="1.192cm" svg:x="0cm" svg:y="2.0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cm" svg:height="1.929cm" svg:x="0cm" svg:y="0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4" svg:width="0.833cm" svg:height="0.834cm" svg:x="1.417cm" svg:y="2.233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draw:custom-shape draw:style-name="gr6" draw:text-style-name="P4" draw:layer="layout" svg:width="0.5cm" svg:height="1.728cm" svg:x="2.699cm" svg:y="0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414cm" svg:height="1.659cm" svg:x="2.741cm" svg:y="0.184cm">
          <text:p/>
          <draw:enhanced-geometry svg:viewBox="0 0 21600 21600" draw:path-stretchpoint-x="10800" draw:path-stretchpoint-y="10800" draw:text-areas="?f3 ?f4 ?f5 ?f6" draw:type="round-rectangle" draw:modifiers="2673.05389221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2.953cm" svg:y1="0.294cm" svg:x2="2.953cm" svg:y2="1.733cm">
          <text:p/>
        </draw:line>
        <draw:line draw:style-name="gr9" draw:text-style-name="P6" draw:layer="layout" svg:x1="2.795cm" svg:y1="0.439cm" svg:x2="3.113cm" svg:y2="0.439cm">
          <text:p/>
        </draw:line>
        <draw:line draw:style-name="gr9" draw:text-style-name="P6" draw:layer="layout" svg:x1="2.795cm" svg:y1="0.496cm" svg:x2="3.113cm" svg:y2="0.496cm">
          <text:p/>
        </draw:line>
        <draw:line draw:style-name="gr9" draw:text-style-name="P6" draw:layer="layout" svg:x1="2.795cm" svg:y1="0.553cm" svg:x2="3.113cm" svg:y2="0.553cm">
          <text:p/>
        </draw:line>
        <draw:line draw:style-name="gr9" draw:text-style-name="P6" draw:layer="layout" svg:x1="2.795cm" svg:y1="0.611cm" svg:x2="3.113cm" svg:y2="0.611cm">
          <text:p/>
        </draw:line>
        <draw:line draw:style-name="gr9" draw:text-style-name="P6" draw:layer="layout" svg:x1="2.795cm" svg:y1="0.669cm" svg:x2="3.113cm" svg:y2="0.669cm">
          <text:p/>
        </draw:line>
        <draw:line draw:style-name="gr9" draw:text-style-name="P6" draw:layer="layout" svg:x1="2.795cm" svg:y1="0.726cm" svg:x2="3.113cm" svg:y2="0.726cm">
          <text:p/>
        </draw:line>
        <draw:line draw:style-name="gr9" draw:text-style-name="P6" draw:layer="layout" svg:x1="2.795cm" svg:y1="0.784cm" svg:x2="3.113cm" svg:y2="0.784cm">
          <text:p/>
        </draw:line>
        <draw:line draw:style-name="gr9" draw:text-style-name="P6" draw:layer="layout" svg:x1="2.795cm" svg:y1="0.841cm" svg:x2="3.113cm" svg:y2="0.841cm">
          <text:p/>
        </draw:line>
        <draw:line draw:style-name="gr9" draw:text-style-name="P6" draw:layer="layout" svg:x1="2.795cm" svg:y1="0.899cm" svg:x2="3.113cm" svg:y2="0.899cm">
          <text:p/>
        </draw:line>
        <draw:line draw:style-name="gr9" draw:text-style-name="P6" draw:layer="layout" svg:x1="2.795cm" svg:y1="0.957cm" svg:x2="3.113cm" svg:y2="0.957cm">
          <text:p/>
        </draw:line>
        <draw:line draw:style-name="gr9" draw:text-style-name="P6" draw:layer="layout" svg:x1="2.795cm" svg:y1="1.014cm" svg:x2="3.113cm" svg:y2="1.014cm">
          <text:p/>
        </draw:line>
        <draw:line draw:style-name="gr9" draw:text-style-name="P6" draw:layer="layout" svg:x1="2.795cm" svg:y1="1.072cm" svg:x2="3.113cm" svg:y2="1.072cm">
          <text:p/>
        </draw:line>
        <draw:line draw:style-name="gr9" draw:text-style-name="P6" draw:layer="layout" svg:x1="2.795cm" svg:y1="1.13cm" svg:x2="3.113cm" svg:y2="1.13cm">
          <text:p/>
        </draw:line>
        <draw:line draw:style-name="gr9" draw:text-style-name="P6" draw:layer="layout" svg:x1="2.795cm" svg:y1="1.187cm" svg:x2="3.113cm" svg:y2="1.187cm">
          <text:p/>
        </draw:line>
        <draw:line draw:style-name="gr9" draw:text-style-name="P6" draw:layer="layout" svg:x1="2.795cm" svg:y1="1.244cm" svg:x2="3.113cm" svg:y2="1.244cm">
          <text:p/>
        </draw:line>
        <draw:line draw:style-name="gr9" draw:text-style-name="P6" draw:layer="layout" svg:x1="2.795cm" svg:y1="1.302cm" svg:x2="3.113cm" svg:y2="1.302cm">
          <text:p/>
        </draw:line>
        <draw:line draw:style-name="gr9" draw:text-style-name="P6" draw:layer="layout" svg:x1="2.795cm" svg:y1="1.36cm" svg:x2="3.113cm" svg:y2="1.36cm">
          <text:p/>
        </draw:line>
        <draw:line draw:style-name="gr9" draw:text-style-name="P6" draw:layer="layout" svg:x1="2.795cm" svg:y1="1.417cm" svg:x2="3.113cm" svg:y2="1.417cm">
          <text:p/>
        </draw:line>
        <draw:line draw:style-name="gr9" draw:text-style-name="P6" draw:layer="layout" svg:x1="2.795cm" svg:y1="1.475cm" svg:x2="3.113cm" svg:y2="1.475cm">
          <text:p/>
        </draw:line>
        <draw:line draw:style-name="gr9" draw:text-style-name="P6" draw:layer="layout" svg:x1="2.795cm" svg:y1="1.532cm" svg:x2="3.113cm" svg:y2="1.532cm">
          <text:p/>
        </draw:line>
        <draw:line draw:style-name="gr9" draw:text-style-name="P6" draw:layer="layout" svg:x1="2.795cm" svg:y1="1.59cm" svg:x2="3.113cm" svg:y2="1.59cm">
          <text:p/>
        </draw:line>
        <draw:line draw:style-name="gr9" draw:text-style-name="P6" draw:layer="layout" svg:x1="2.795cm" svg:y1="1.648cm" svg:x2="3.113cm" svg:y2="1.648cm">
          <text:p/>
        </draw:line>
        <draw:line draw:style-name="gr9" draw:text-style-name="P6" draw:layer="layout" svg:x1="2.795cm" svg:y1="1.705cm" svg:x2="3.113cm" svg:y2="1.705cm">
          <text:p/>
        </draw:line>
        <draw:line draw:style-name="gr9" draw:text-style-name="P6" draw:layer="layout" svg:x1="2.795cm" svg:y1="0.38cm" svg:x2="3.113cm" svg:y2="0.38cm">
          <text:p/>
        </draw:line>
        <draw:line draw:style-name="gr9" draw:text-style-name="P6" draw:layer="layout" svg:x1="2.795cm" svg:y1="0.323cm" svg:x2="3.113cm" svg:y2="0.323cm">
          <text:p/>
        </draw:line>
        <draw:custom-shape draw:style-name="gr10" draw:text-style-name="P7" draw:layer="layout" svg:width="0.085cm" svg:height="1.036cm" svg:x="2.911cm" svg:y="0.7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168cm" svg:height="0.116cm" svg:x="2.868cm" svg:y="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.75cm" svg:height="0.679cm" svg:x="1.199cm" svg:y="0.891cm">
          <draw:text-box>
            <text:p text:style-name="P9"><text:span text:style-name="T1">1</text:span><text:span text:style-name="T1">5</text:span><text:span text:style-name="T1">0</text:span><text:span text:style-name="T1">0</text:span><text:span text:style-name="T2">℃</text:span></text:p>
          </draw:text-box>
        </draw:frame>
        <draw:frame draw:style-name="gr13" draw:text-style-name="P12" draw:layer="layout" svg:width="1.25cm" svg:height="0.704cm" svg:x="0.5cm" svg:y="0.046cm">
          <draw:text-box>
            <text:p text:style-name="P11"><text:span text:style-name="T3">系</text:span><text:span text:style-name="T4">A</text:span></text:p>
          </draw:text-box>
        </draw:frame>
        <draw:custom-shape draw:style-name="gr6" draw:text-style-name="P4" draw:layer="layout" svg:width="0.5cm" svg:height="1.728cm" svg:x="2.7cm" svg:y="0.1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0.414cm" svg:height="1.658cm" svg:x="2.742cm" svg:y="0.185cm">
          <text:p/>
          <draw:enhanced-geometry svg:viewBox="0 0 21600 21600" draw:path-stretchpoint-x="10800" draw:path-stretchpoint-y="10800" draw:text-areas="?f3 ?f4 ?f5 ?f6" draw:type="round-rectangle" draw:modifiers="2673.05389221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2.954cm" svg:y1="0.295cm" svg:x2="2.954cm" svg:y2="1.734cm">
          <text:p/>
        </draw:line>
        <draw:line draw:style-name="gr9" draw:text-style-name="P6" draw:layer="layout" svg:x1="2.796cm" svg:y1="0.439cm" svg:x2="3.114cm" svg:y2="0.439cm">
          <text:p/>
        </draw:line>
        <draw:line draw:style-name="gr9" draw:text-style-name="P6" draw:layer="layout" svg:x1="2.796cm" svg:y1="0.497cm" svg:x2="3.114cm" svg:y2="0.497cm">
          <text:p/>
        </draw:line>
        <draw:line draw:style-name="gr9" draw:text-style-name="P6" draw:layer="layout" svg:x1="2.796cm" svg:y1="0.554cm" svg:x2="3.114cm" svg:y2="0.554cm">
          <text:p/>
        </draw:line>
        <draw:line draw:style-name="gr9" draw:text-style-name="P6" draw:layer="layout" svg:x1="2.796cm" svg:y1="0.612cm" svg:x2="3.114cm" svg:y2="0.612cm">
          <text:p/>
        </draw:line>
        <draw:line draw:style-name="gr9" draw:text-style-name="P6" draw:layer="layout" svg:x1="2.796cm" svg:y1="0.669cm" svg:x2="3.114cm" svg:y2="0.669cm">
          <text:p/>
        </draw:line>
        <draw:line draw:style-name="gr9" draw:text-style-name="P6" draw:layer="layout" svg:x1="2.796cm" svg:y1="0.727cm" svg:x2="3.114cm" svg:y2="0.727cm">
          <text:p/>
        </draw:line>
        <draw:line draw:style-name="gr9" draw:text-style-name="P6" draw:layer="layout" svg:x1="2.796cm" svg:y1="0.785cm" svg:x2="3.114cm" svg:y2="0.785cm">
          <text:p/>
        </draw:line>
        <draw:line draw:style-name="gr9" draw:text-style-name="P6" draw:layer="layout" svg:x1="2.796cm" svg:y1="0.842cm" svg:x2="3.114cm" svg:y2="0.842cm">
          <text:p/>
        </draw:line>
        <draw:line draw:style-name="gr9" draw:text-style-name="P6" draw:layer="layout" svg:x1="2.796cm" svg:y1="0.899cm" svg:x2="3.114cm" svg:y2="0.899cm">
          <text:p/>
        </draw:line>
        <draw:line draw:style-name="gr9" draw:text-style-name="P6" draw:layer="layout" svg:x1="2.796cm" svg:y1="0.958cm" svg:x2="3.114cm" svg:y2="0.958cm">
          <text:p/>
        </draw:line>
        <draw:line draw:style-name="gr9" draw:text-style-name="P6" draw:layer="layout" svg:x1="2.796cm" svg:y1="1.015cm" svg:x2="3.114cm" svg:y2="1.015cm">
          <text:p/>
        </draw:line>
        <draw:line draw:style-name="gr9" draw:text-style-name="P6" draw:layer="layout" svg:x1="2.796cm" svg:y1="1.072cm" svg:x2="3.114cm" svg:y2="1.072cm">
          <text:p/>
        </draw:line>
        <draw:line draw:style-name="gr9" draw:text-style-name="P6" draw:layer="layout" svg:x1="2.796cm" svg:y1="1.13cm" svg:x2="3.114cm" svg:y2="1.13cm">
          <text:p/>
        </draw:line>
        <draw:line draw:style-name="gr9" draw:text-style-name="P6" draw:layer="layout" svg:x1="2.796cm" svg:y1="1.188cm" svg:x2="3.114cm" svg:y2="1.188cm">
          <text:p/>
        </draw:line>
        <draw:line draw:style-name="gr9" draw:text-style-name="P6" draw:layer="layout" svg:x1="2.796cm" svg:y1="1.245cm" svg:x2="3.114cm" svg:y2="1.245cm">
          <text:p/>
        </draw:line>
        <draw:line draw:style-name="gr9" draw:text-style-name="P6" draw:layer="layout" svg:x1="2.796cm" svg:y1="1.303cm" svg:x2="3.114cm" svg:y2="1.303cm">
          <text:p/>
        </draw:line>
        <draw:line draw:style-name="gr9" draw:text-style-name="P6" draw:layer="layout" svg:x1="2.796cm" svg:y1="1.36cm" svg:x2="3.114cm" svg:y2="1.36cm">
          <text:p/>
        </draw:line>
        <draw:line draw:style-name="gr9" draw:text-style-name="P6" draw:layer="layout" svg:x1="2.796cm" svg:y1="1.418cm" svg:x2="3.114cm" svg:y2="1.418cm">
          <text:p/>
        </draw:line>
        <draw:line draw:style-name="gr9" draw:text-style-name="P6" draw:layer="layout" svg:x1="2.796cm" svg:y1="1.476cm" svg:x2="3.114cm" svg:y2="1.476cm">
          <text:p/>
        </draw:line>
        <draw:line draw:style-name="gr9" draw:text-style-name="P6" draw:layer="layout" svg:x1="2.796cm" svg:y1="1.533cm" svg:x2="3.114cm" svg:y2="1.533cm">
          <text:p/>
        </draw:line>
        <draw:line draw:style-name="gr9" draw:text-style-name="P6" draw:layer="layout" svg:x1="2.796cm" svg:y1="1.591cm" svg:x2="3.114cm" svg:y2="1.591cm">
          <text:p/>
        </draw:line>
        <draw:line draw:style-name="gr9" draw:text-style-name="P6" draw:layer="layout" svg:x1="2.796cm" svg:y1="1.649cm" svg:x2="3.114cm" svg:y2="1.649cm">
          <text:p/>
        </draw:line>
        <draw:line draw:style-name="gr9" draw:text-style-name="P6" draw:layer="layout" svg:x1="2.796cm" svg:y1="1.706cm" svg:x2="3.114cm" svg:y2="1.706cm">
          <text:p/>
        </draw:line>
        <draw:line draw:style-name="gr9" draw:text-style-name="P6" draw:layer="layout" svg:x1="2.796cm" svg:y1="0.381cm" svg:x2="3.114cm" svg:y2="0.381cm">
          <text:p/>
        </draw:line>
        <draw:line draw:style-name="gr9" draw:text-style-name="P6" draw:layer="layout" svg:x1="2.796cm" svg:y1="0.324cm" svg:x2="3.114cm" svg:y2="0.324cm">
          <text:p/>
        </draw:line>
        <draw:custom-shape draw:style-name="gr15" draw:text-style-name="P7" draw:layer="layout" svg:width="0.085cm" svg:height="1.037cm" svg:x="2.912cm" svg:y="0.7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168cm" svg:height="0.116cm" svg:x="2.869cm" svg:y="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1.25cm" svg:height="0.704cm" svg:x="0.25cm" svg:y="2.046cm">
          <draw:text-box>
            <text:p text:style-name="P11"><text:span text:style-name="T3">系</text:span><text:span text:style-name="T4">B</text:span></text:p>
          </draw:text-box>
        </draw:frame>
        <draw:frame draw:style-name="gr16" draw:text-style-name="P12" draw:layer="layout" svg:width="1.25cm" svg:height="0.704cm" svg:x="3.25cm" svg:y="2.046cm">
          <draw:text-box>
            <text:p text:style-name="P11"><text:span text:style-name="T3">系</text:span><text:span text:style-name="T4">C</text:span></text:p>
          </draw:text-box>
        </draw:frame>
        <draw:frame draw:style-name="gr16" draw:text-style-name="P14" draw:layer="layout" svg:width="1.25cm" svg:height="0.958cm" svg:x="2.364cm" svg:y="2.158cm">
          <draw:text-box>
            <text:p text:style-name="P13"><text:span text:style-name="T5">＝</text:span></text:p>
          </draw:text-box>
        </draw:frame>
        <dr3d:scene draw:style-name="gr17" svg:width="0.928cm" svg:height="0.89cm" svg:x="4.436cm" svg:y="2.2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8" draw:layer="layout"/>
        </dr3d:scene>
        <draw:frame draw:style-name="gr19" draw:text-style-name="P16" draw:layer="layout" svg:width="5.995cm" svg:height="1.205cm" svg:x="0cm" svg:y="3.295cm">
          <draw:text-box>
            <text:p text:style-name="P15"><text:span text:style-name="T6">系</text:span><text:span text:style-name="T6">B</text:span><text:span text:style-name="T6">と</text:span><text:span text:style-name="T6">系</text:span><text:span text:style-name="T6">C</text:span><text:span text:style-name="T6">を</text:span><text:span text:style-name="T6">直</text:span><text:span text:style-name="T6">接</text:span><text:span text:style-name="T6">比</text:span><text:span text:style-name="T6">較</text:span><text:span text:style-name="T6">し</text:span><text:span text:style-name="T6">て</text:span><text:span text:style-name="T6">は</text:span><text:span text:style-name="T6">い</text:span><text:span text:style-name="T6">な</text:span><text:span text:style-name="T6">い</text:span><text:span text:style-name="T6">が</text:span><text:span text:style-name="T6">，</text:span><text:span text:style-name="T6">温</text:span><text:span text:style-name="T6">度</text:span><text:span text:style-name="T6">計</text:span><text:span text:style-name="T6">(</text:span><text:span text:style-name="T6">系</text:span><text:span text:style-name="T6">A</text:span><text:span text:style-name="T6">)</text:span><text:span text:style-name="T6">の</text:span><text:span text:style-name="T6">示</text:span><text:span text:style-name="T6">す</text:span><text:span text:style-name="T6">数</text:span><text:span text:style-name="T6">値</text:span><text:span text:style-name="T6">が</text:span><text:span text:style-name="T6">同</text:span><text:span text:style-name="T6">じ</text:span><text:span text:style-name="T6">で</text:span><text:span text:style-name="T6">あ</text:span><text:span text:style-name="T6">る</text:span><text:span text:style-name="T6">か</text:span><text:span text:style-name="T6">ら</text:span><text:span text:style-name="T6">，</text:span><text:span text:style-name="T6">系</text:span><text:span text:style-name="T6">B</text:span><text:span text:style-name="T6">と</text:span><text:span text:style-name="T6">系</text:span><text:span text:style-name="T6">C</text:span><text:span text:style-name="T6">の</text:span><text:span text:style-name="T6">温</text:span><text:span text:style-name="T6">度</text:span><text:span text:style-name="T6">は</text:span><text:span text:style-name="T6">同</text:span><text:span text:style-name="T6">じ</text:span><text:span text:style-name="T6">で</text:span><text:span text:style-name="T6">あ</text:span><text:span text:style-name="T6">る</text:span><text:span text:style-name="T7">．</text:span></text:p>
          </draw:text-box>
        </draw:frame>
        <draw:frame draw:style-name="gr20" draw:text-style-name="P18" draw:layer="layout" svg:width="1.25cm" svg:height="0.958cm" draw:transform="rotate (1.5707963267949) translate (1.142cm 2.6cm)">
          <draw:text-box>
            <text:p text:style-name="P17"><text:span text:style-name="T8">＝</text:span></text:p>
          </draw:text-box>
        </draw:frame>
        <draw:frame draw:style-name="gr20" draw:text-style-name="P18" draw:layer="layout" svg:width="1.25cm" svg:height="0.958cm" draw:transform="rotate (1.5707963267949) translate (4.042cm 2.6cm)">
          <draw:text-box>
            <text:p text:style-name="P17"><text:span text:style-name="T8">＝</text:span></text:p>
          </draw:text-box>
        </draw:frame>
        <draw:frame draw:style-name="gr21" draw:text-style-name="P20" draw:layer="layout" svg:width="1.25cm" svg:height="0.552cm" svg:x="1.205cm" svg:y="2.5cm">
          <draw:text-box>
            <text:p text:style-name="P19"><text:span text:style-name="T9">1500</text:span><text:span text:style-name="T10">℃</text:span></text:p>
          </draw:text-box>
        </draw:frame>
        <draw:frame draw:style-name="gr22" draw:text-style-name="P22" draw:layer="layout" svg:width="1.25cm" svg:height="0.552cm" svg:x="4.29cm" svg:y="2.5cm">
          <draw:text-box>
            <text:p text:style-name="P21"><text:span text:style-name="T9">150</text:span><text:span text:style-name="T9">0</text:span><text:span text:style-name="T10">℃</text:span></text:p>
          </draw:text-box>
        </draw:frame>
        <draw:frame draw:style-name="gr23" draw:text-style-name="P24" draw:layer="layout" svg:width="1.75cm" svg:height="0.569cm" svg:x="1.05cm" svg:y="0.5cm">
          <draw:text-box>
            <text:p text:style-name="P23"><text:span text:style-name="T11">温</text:span><text:span text:style-name="T11">度</text:span><text:span text:style-name="T11">計</text:span></text:p>
          </draw:text-box>
        </draw:frame>
        <draw:frame draw:style-name="gr24" draw:text-style-name="P26" draw:layer="layout" svg:width="2cm" svg:height="0.463cm" svg:x="-0.02cm" svg:y="1.6cm">
          <draw:text-box>
            <text:p text:style-name="P25"><text:span text:style-name="T12">比較して同じ</text:span></text:p>
          </draw:text-box>
        </draw:frame>
        <draw:frame draw:style-name="gr24" draw:text-style-name="P26" draw:layer="layout" svg:width="2cm" svg:height="0.463cm" svg:x="4.38cm" svg:y="1.601cm">
          <draw:text-box>
            <text:p text:style-name="P25"><text:span text:style-name="T12">比</text:span><text:span text:style-name="T12">較</text:span><text:span text:style-name="T12">し</text:span><text:span text:style-name="T12">て</text:span><text:span text:style-name="T12">同</text:span><text:span text:style-name="T12">じ</text:span></text:p>
          </draw:text-box>
        </draw:frame>
        <draw:frame draw:style-name="gr24" draw:text-style-name="P26" draw:layer="layout" svg:width="2cm" svg:height="0.675cm" svg:x="2cm" svg:y="2.75cm">
          <draw:text-box>
            <text:p text:style-name="P25"><text:span text:style-name="T12">法</text:span><text:span text:style-name="T12">則</text:span><text:span text:style-name="T12">（</text:span><text:span text:style-name="T12">経</text:span><text:span text:style-name="T12">験</text:span><text:span text:style-name="T12">）</text:span><text:span text:style-name="T12">に</text:span><text:span text:style-name="T12">よ</text:span><text:span text:style-name="T12">り</text:span><text:span text:style-name="T12">同</text:span><text:span text:style-name="T12">じ</text:span></text:p>
          </draw:text-box>
        </draw:frame>
        <draw:frame draw:style-name="gr25" draw:text-style-name="P29" draw:layer="layout" svg:width="2.645cm" svg:height="1.633cm" svg:x="3.3cm" svg:y="0cm">
          <draw:text-box>
            <text:p text:style-name="P27"><text:span text:style-name="T13">「</text:span><text:span text:style-name="T13">熱</text:span><text:span text:style-name="T13">力</text:span><text:span text:style-name="T13">学</text:span><text:span text:style-name="T13">第</text:span><text:span text:style-name="T13">0</text:span><text:span text:style-name="T13">法</text:span><text:span text:style-name="T13">則</text:span><text:span text:style-name="T13">」</text:span></text:p>
            <text:p text:style-name="P28"><text:span text:style-name="T14">系</text:span><text:span text:style-name="T14">A</text:span><text:span text:style-name="T15"> </text:span><text:span text:style-name="T15">= </text:span><text:span text:style-name="T16">系</text:span><text:span text:style-name="T16">B</text:span></text:p>
            <text:p text:style-name="P28"><text:span text:style-name="T14">系</text:span><text:span text:style-name="T14">A</text:span><text:span text:style-name="T15"> </text:span><text:span text:style-name="T15">= </text:span><text:span text:style-name="T17">系</text:span><text:span text:style-name="T17">C</text:span></text:p>
            <text:p text:style-name="P28"><text:span text:style-name="T15">だ</text:span><text:span text:style-name="T15">か</text:span><text:span text:style-name="T15">ら</text:span></text:p>
            <text:p text:style-name="P28"><text:span text:style-name="T16">系</text:span><text:span text:style-name="T16">B</text:span><text:span text:style-name="T15"> </text:span><text:span text:style-name="T15">= </text:span><text:span text:style-name="T17">系</text:span><text:span text:style-name="T17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ふい字" svg:font-family="ふい字" style:font-pitch="variable"/>
    <style:font-face style:name="ゆな字" svg:font-family="ゆな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Gradient_20_13" draw:display-name="Gradient 13" draw:style="linear" draw:start-color="#fafafa" draw:end-color="#512da8" draw:start-intensity="100%" draw:end-intensity="100%" draw:angle="30deg" draw:border="0%"/>
    <draw:gradient draw:name="Gradient_20_3" draw:display-name="Gradient 3" draw:style="linear" draw:start-color="#311b92" draw:end-color="#2979ff" draw:start-intensity="100%" draw:end-intensity="100%" draw:angle="30deg" draw:border="0%"/>
    <draw:gradient draw:name="Gradient_20_7" draw:display-name="Gradient 7" draw:style="linear" draw:start-color="#5c6bc0" draw:end-color="#1a237e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8T05:50:13.030900026</dc:date>
    <meta:editing-duration>PT10H51M41S</meta:editing-duration>
    <meta:editing-cycles>235</meta:editing-cycles>
    <meta:generator>LibreOffice/7.3.5.2$Linux_X86_64 LibreOffice_project/30$Build-2</meta:generator>
    <meta:document-statistic meta:object-count="82"/>
  </office:meta>
</office:document-meta>
</file>